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Bogenmi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umme – Offset</text:p>
          </table:table-cell>
          <table:table-cell/>
          <table:table-cell office:value-type="string" calcext:value-type="string">
            <text:p>Wellenlänge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ün</text:p>
          </table:table-cell>
          <table:table-cell table:formula="of:= [.A2] + [.B2] / 60 - 9/60" office:value-type="float" office:value="49" calcext:value-type="float">
            <text:p>49</text:p>
          </table:table-cell>
          <table:table-cell/>
          <table:table-cell office:value-type="float" office:value="508.58" calcext:value-type="float">
            <text:p>508.58</text:p>
          </table:table-cell>
          <table:table-cell table:number-columns-repeated="14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t</text:p>
          </table:table-cell>
          <table:table-cell table:formula="of:= [.A3] + [.B3] / 60 - 9/60" office:value-type="float" office:value="47.7333333333333" calcext:value-type="float">
            <text:p>47.7333333333333</text:p>
          </table:table-cell>
          <table:table-cell/>
          <table:table-cell office:value-type="float" office:value="643.35" calcext:value-type="float">
            <text:p>643.35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1</text:p>
          </table:table-cell>
          <table:table-cell table:formula="of:= [.A4] + [.B4] / 60 - 9/60" office:value-type="float" office:value="48.2166666666667" calcext:value-type="float">
            <text:p>48.2166666666667</text:p>
          </table:table-cell>
          <table:table-cell/>
          <table:table-cell office:value-type="float" office:value="579.06" calcext:value-type="float">
            <text:p>579.06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ange2</text:p>
          </table:table-cell>
          <table:table-cell table:formula="of:= [.A5] + [.B5] / 60 - 9/60" office:value-type="float" office:value="48.3" calcext:value-type="float">
            <text:p>48.3</text:p>
          </table:table-cell>
          <table:table-cell/>
          <table:table-cell office:value-type="float" office:value="576.96" calcext:value-type="float">
            <text:p>576.96</text:p>
          </table:table-cell>
          <table:table-cell table:number-columns-repeated="14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</text:p>
          </table:table-cell>
          <table:table-cell table:formula="of:= [.A6] + [.B6] / 60 - 9/60" office:value-type="float" office:value="48.55" calcext:value-type="float">
            <text:p>48.55</text:p>
          </table:table-cell>
          <table:table-cell/>
          <table:table-cell office:value-type="float" office:value="546.08" calcext:value-type="float">
            <text:p>546.08</text:p>
          </table:table-cell>
          <table:table-cell table:number-columns-repeated="14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blau</text:p>
          </table:table-cell>
          <table:table-cell table:formula="of:= [.A7] + [.B7] / 60 - 9/60" office:value-type="float" office:value="49.4333333333333" calcext:value-type="float">
            <text:p>49.4333333333333</text:p>
          </table:table-cell>
          <table:table-cell/>
          <table:table-cell office:value-type="float" office:value="479.99" calcext:value-type="float">
            <text:p>479.99</text:p>
          </table:table-cell>
          <table:table-cell table:number-columns-repeated="14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blau</text:p>
          </table:table-cell>
          <table:table-cell table:formula="of:= [.A8] + [.B8] / 60 - 9/60" office:value-type="float" office:value="49.65" calcext:value-type="float">
            <text:p>49.65</text:p>
          </table:table-cell>
          <table:table-cell/>
          <table:table-cell office:value-type="float" office:value="467.81" calcext:value-type="float">
            <text:p>467.81</text:p>
          </table:table-cell>
          <table:table-cell table:number-columns-repeated="14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ulila</text:p>
          </table:table-cell>
          <table:table-cell table:formula="of:= [.A9] + [.B9] / 60 - 9/60" office:value-type="float" office:value="50.4" calcext:value-type="float">
            <text:p>50.4</text:p>
          </table:table-cell>
          <table:table-cell/>
          <table:table-cell office:value-type="float" office:value="435.83" calcext:value-type="float">
            <text:p>435.83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la1</text:p>
          </table:table-cell>
          <table:table-cell table:formula="of:= [.A10] + [.B10] / 60 - 9/60" office:value-type="float" office:value="51.2166666666667" calcext:value-type="float">
            <text:p>51.2166666666667</text:p>
          </table:table-cell>
          <table:table-cell/>
          <table:table-cell office:value-type="float" office:value="404.66" calcext:value-type="float">
            <text:p>404.66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la2</text:p>
          </table:table-cell>
          <table:table-cell table:formula="of:= [.A11] + [.B11] / 60 - 9/60" office:value-type="float" office:value="51.15" calcext:value-type="float">
            <text:p>51.15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Lampe 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Bogenmi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umme – Offset</text:p>
          </table:table-cell>
          <table:table-cell/>
          <table:table-cell office:value-type="string" calcext:value-type="string">
            <text:p>ds</text:p>
          </table:table-cell>
          <table:table-cell table:number-columns-repeated="5"/>
          <table:table-cell office:value-type="float" office:value="655.69711619" calcext:value-type="float">
            <text:p>655.69711619</text:p>
          </table:table-cell>
          <table:table-cell office:value-type="float" office:value="684.14327754" calcext:value-type="float">
            <text:p>684.14327754</text:p>
          </table:table-cell>
          <table:table-cell office:value-type="float" office:value="586.81217344" calcext:value-type="float">
            <text:p>586.81217344</text:p>
          </table:table-cell>
          <table:table-cell office:value-type="float" office:value="504.29050206" calcext:value-type="float">
            <text:p>504.29050206</text:p>
          </table:table-cell>
          <table:table-cell office:value-type="float" office:value="507.90343714" calcext:value-type="float">
            <text:p>507.90343714</text:p>
          </table:table-cell>
          <table:table-cell office:value-type="float" office:value="495.0403633" calcext:value-type="float">
            <text:p>495.0403633</text:p>
          </table:table-cell>
          <table:table-cell office:value-type="float" office:value="472.26019786" calcext:value-type="float">
            <text:p>472.26019786</text:p>
          </table:table-cell>
          <table:table-cell office:value-type="float" office:value="447.33396943" calcext:value-type="float">
            <text:p>447.33396943</text:p>
          </table:table-cell>
          <table:table-cell office:value-type="float" office:value="439.14631615" calcext:value-type="float">
            <text:p>439.1463161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table:formula="of:= [.A16] + [.B16] / 60 - 9/60" office:value-type="float" office:value="47.6" calcext:value-type="float">
            <text:p>47.6</text:p>
          </table:table-cell>
          <table:table-cell/>
          <table:table-cell table:number-matrix-columns-spanned="1" table:number-matrix-rows-spanned="9" table:formula="of:=TRANSPOSE([.F14:.N14])" office:value-type="float" office:value="0" calcext:value-type="float">
            <text:p/>
          </table:table-cell>
          <table:table-cell table:number-matrix-columns-spanned="1" table:number-matrix-rows-spanned="9" table:formula="of:=TRANSPOSE([.G14:.O14])" office:value-type="float" office:value="0" calcext:value-type="float">
            <text:p/>
          </table:table-cell>
          <table:table-cell table:number-columns-repeated="2"/>
          <table:table-cell table:number-matrix-columns-spanned="1" table:number-matrix-rows-spanned="9" table:formula="of:=TRANSPOSE([.J14:.R14])"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</text:p>
          </table:table-cell>
          <table:table-cell table:formula="of:= [.A17] + [.B17] / 60 - 9/60" office:value-type="float" office:value="47.4" calcext:value-type="float">
            <text:p>47.4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lb</text:p>
          </table:table-cell>
          <table:table-cell table:formula="of:= [.A18] + [.B18] / 60 - 9/60" office:value-type="float" office:value="48.1666666666667" calcext:value-type="float">
            <text:p>48.1666666666667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ün</text:p>
          </table:table-cell>
          <table:table-cell table:formula="of:= [.A19] + [.B19] / 60 - 9/60" office:value-type="float" office:value="49.1" calcext:value-type="float">
            <text:p>49.1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ün</text:p>
          </table:table-cell>
          <table:table-cell table:formula="of:= [.A20] + [.B20] / 60 - 9/60" office:value-type="float" office:value="49.05" calcext:value-type="float">
            <text:p>49.05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/>
          <table:table-cell table:number-matrix-columns-spanned="1" table:number-matrix-rows-spanned="9" table:formula="of:=TRANSPOSE([.L18:.T18]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yan</text:p>
          </table:table-cell>
          <table:table-cell table:formula="of:= [.A21] + [.B21] / 60 - 9/60" office:value-type="float" office:value="49.2333333333333" calcext:value-type="float">
            <text:p>49.2333333333333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u</text:p>
          </table:table-cell>
          <table:table-cell table:formula="of:= [.A22] + [.B22] / 60 - 9/60" office:value-type="float" office:value="49.6" calcext:value-type="float">
            <text:p>49.6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u</text:p>
          </table:table-cell>
          <table:table-cell table:formula="of:= [.A23] + [.B23] / 60 - 9/60" office:value-type="float" office:value="50.0833333333333" calcext:value-type="float">
            <text:p>50.0833333333333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au</text:p>
          </table:table-cell>
          <table:table-cell table:formula="of:= [.A24] + [.B24] / 60 - 9/60" office:value-type="float" office:value="50.2666666666667" calcext:value-type="float">
            <text:p>50.2666666666667</text:p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" calcext:value-type="float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00/00/00</text:date>, <text:time style:data-style-name="N2" text:time-value="11:22:10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4:47:05.047000000</meta:creation-date>
    <dc:date>2025-03-19T11:42:56.888000000</dc:date>
    <meta:editing-duration>PT4H58M56S</meta:editing-duration>
    <meta:editing-cycles>6</meta:editing-cycles>
    <meta:generator>LibreOffice/7.5.8.2$Windows_X86_64 LibreOffice_project/f718d63693263970429a68f568db6046aaa9df01</meta:generator>
    <meta:document-statistic meta:table-count="1" meta:cell-count="141" meta:object-count="0"/>
  </office:meta>
</office:document-meta>
</file>